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language-asian="zh" style:country-asian="TW" style:font-weight-asian="bold" style:font-name-complex="Arial" style:font-size-complex="10pt" style:font-weight-complex="bold" fo:hyphenate="false" fo:hyphenation-remain-char-count="2" fo:hyphenation-push-char-count="2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style:text-position="super 58%" style:font-name="Arial" fo:language="en" fo:country="US" style:language-asian="zh" style:country-asian="TW" style:font-name-complex="Arial"/>
    </style:style>
    <style:style style:name="T11" style:family="text">
      <style:text-properties style:text-position="sub 58%" style:font-name="Arial" fo:font-size="10pt" style:font-size-asian="10pt" style:font-name-complex="Arial" style:font-size-complex="10pt"/>
    </style:style>
    <style:style style:name="T12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5"><text:span text:style-name="T1">Date of calibration: </text:span><text:span text:style-name="T4">08.11.2018</text:span></text:p>
      <text:p text:style-name="P8"/>
      <text:p text:style-name="P14"><text:span text:style-name="T1">Type: </text:span><text:span text:style-name="T2">BDKG-02 detection unit</text:span></text:p>
      <text:p text:style-name="P7"/>
      <text:p text:style-name="P14"><text:span text:style-name="T1">S/N: </text:span><text:span text:style-name="T3">449.001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1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</text:span><text:span text:style-name="T5">and standard gamma radiation </text:span><text:span text:style-name="T10">137</text:span><text:span text:style-name="T5">Cs source of OSGI type with 87,07 kBq activity, s/n 516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1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7.0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0">73.0 µSv/h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2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71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71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0 Sv/h</text:p>
          </table:table-cell>
        </table:table-row>
      </table:table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1">с</text:span><text:span text:style-name="T12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19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49.001</text:p>
          </table:table-cell>
          <table:table-cell table:style-name="Таблица2.B2" office:value-type="float" office:value="9571">
            <text:p text:style-name="P13">9571</text:p>
          </table:table-cell>
          <table:table-cell table:style-name="Таблица2.C2" office:value-type="float" office:value="87.07">
            <text:p text:style-name="P24">87,07</text:p>
          </table:table-cell>
        </table:table-row>
      </table:table>
      <text:p text:style-name="P16"/>
      <text:p text:style-name="P16"/>
      <text:p text:style-name="P16"/>
      <text:p text:style-name="P17">Calibrated by:<text:tab/>V. Pisarenko<text:tab/>_____________</text:p>
      <text:p text:style-name="P18">(Signature)</text:p>
      <text:p text:style-name="P18"/>
      <text:p text:style-name="P17">Technical control:<text:tab/>N. Kurbatova<text:tab/>_____________</text:p>
      <text:p text:style-name="P18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8-11-08T09:20:31.85</dc:date>
    <meta:print-date>2017-06-22T11:30:45.539000000</meta:print-date>
    <meta:editing-cycles>43</meta:editing-cycles>
    <meta:editing-duration>PT8H15M48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4" meta:character-count="1189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